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65e9"/>
    </style:style>
    <style:style style:name="P2" style:family="paragraph" style:parent-style-name="Standard">
      <style:text-properties style:font-name="Liberation Sans" fo:font-size="10pt" style:font-size-asian="10pt" style:font-size-complex="10pt"/>
    </style:style>
    <style:style style:name="P3" style:family="paragraph" style:parent-style-name="Standard">
      <style:paragraph-properties fo:margin-top="0cm" fo:margin-bottom="0cm" loext:contextual-spacing="false" fo:line-height="100%"/>
      <style:text-properties officeooo:paragraph-rsid="001a80d1"/>
    </style:style>
    <style:style style:name="P4" style:family="paragraph" style:parent-style-name="Standard">
      <style:paragraph-properties fo:margin-top="0cm" fo:margin-bottom="0cm" loext:contextual-spacing="false" fo:line-height="100%"/>
      <style:text-properties officeooo:paragraph-rsid="0022cd4d"/>
    </style:style>
    <style:style style:name="P5" style:family="paragraph" style:parent-style-name="Standard">
      <style:paragraph-properties fo:margin-top="0cm" fo:margin-bottom="0cm" loext:contextual-spacing="false" fo:line-height="100%"/>
      <style:text-properties officeooo:paragraph-rsid="00282bd4"/>
    </style:style>
    <style:style style:name="P6" style:family="paragraph" style:parent-style-name="Preformatted_20_Text" style:list-style-name="L2">
      <style:paragraph-properties fo:text-align="justify" style:justify-single-word="false"/>
      <style:text-properties officeooo:paragraph-rsid="0029caf5"/>
    </style:style>
    <style:style style:name="P7" style:family="paragraph" style:parent-style-name="Preformatted_20_Text">
      <style:paragraph-properties fo:text-align="justify" style:justify-single-word="false"/>
      <style:text-properties officeooo:paragraph-rsid="002db3b1"/>
    </style:style>
    <style:style style:name="P8" style:family="paragraph" style:parent-style-name="Preformatted_20_Text">
      <style:paragraph-properties fo:text-align="justify" style:justify-single-word="false"/>
      <style:text-properties officeooo:paragraph-rsid="002ecfd4"/>
    </style:style>
    <style:style style:name="P9" style:family="paragraph" style:parent-style-name="Preformatted_20_Text" style:list-style-name="L5">
      <style:paragraph-properties fo:text-align="justify" style:justify-single-word="false"/>
      <style:text-properties officeooo:paragraph-rsid="002ecfd4"/>
    </style:style>
    <style:style style:name="P10" style:family="paragraph" style:parent-style-name="Preformatted_20_Text" style:list-style-name="L5">
      <style:paragraph-properties fo:text-align="justify" style:justify-single-word="false"/>
      <style:text-properties officeooo:paragraph-rsid="00302fb2"/>
    </style:style>
    <style:style style:name="P11" style:family="paragraph" style:parent-style-name="Preformatted_20_Text" style:list-style-name="L9">
      <style:paragraph-properties fo:text-align="justify" style:justify-single-word="false"/>
      <style:text-properties officeooo:rsid="002b86a7" officeooo:paragraph-rsid="0030e0e8"/>
    </style:style>
    <style:style style:name="P12" style:family="paragraph" style:parent-style-name="Preformatted_20_Text">
      <style:paragraph-properties fo:text-align="justify" style:justify-single-word="false"/>
      <style:text-properties fo:font-variant="normal" fo:text-transform="none" fo:color="#000000" style:text-line-through-style="none" style:text-line-through-type="none" style:font-name="Liberation Sans" fo:font-size="10pt" fo:letter-spacing="normal" fo:language="de" fo:country="DE" fo:font-style="normal" fo:font-weight="normal" officeooo:paragraph-rsid="002ecfd4" fo:background-color="transparent" style:font-name-asian="Nimbus Mono L" style:font-size-asian="10pt" style:font-weight-asian="normal" style:font-name-complex="Times New Roman" style:font-size-complex="10pt" style:font-weight-complex="normal"/>
    </style:style>
    <style:style style:name="P13" style:family="paragraph" style:parent-style-name="Preformatted_20_Text" style:list-style-name="L2">
      <style:paragraph-properties fo:margin-top="0cm" fo:margin-bottom="0cm" loext:contextual-spacing="false" fo:line-height="100%" fo:text-align="justify" style:justify-single-word="false"/>
      <style:text-properties officeooo:paragraph-rsid="0029caf5"/>
    </style:style>
    <style:style style:name="P14" style:family="paragraph" style:parent-style-name="Preformatted_20_Text" style:list-style-name="L9">
      <style:paragraph-properties fo:margin-top="0cm" fo:margin-bottom="0cm" loext:contextual-spacing="false" fo:line-height="100%" fo:text-align="justify" style:justify-single-word="false"/>
      <style:text-properties officeooo:paragraph-rsid="0030e0e8"/>
    </style:style>
    <style:style style:name="P15" style:family="paragraph" style:parent-style-name="Preformatted_20_Text" style:list-style-name="L5">
      <style:paragraph-properties fo:margin-top="0cm" fo:margin-bottom="0cm" loext:contextual-spacing="false" fo:line-height="100%" fo:text-align="justify" style:justify-single-word="false"/>
      <style:text-properties officeooo:paragraph-rsid="00391228"/>
    </style:style>
    <style:style style:name="P16" style:family="paragraph" style:parent-style-name="Preformatted_20_Text">
      <style:paragraph-properties fo:margin-top="0cm" fo:margin-bottom="0cm" loext:contextual-spacing="false" fo:line-height="100%" fo:text-align="justify" style:justify-single-word="false"/>
      <style:text-properties officeooo:paragraph-rsid="00391228"/>
    </style:style>
    <style:style style:name="P17" style:family="paragraph" style:parent-style-name="Standard">
      <style:paragraph-properties fo:margin-top="0cm" fo:margin-bottom="0cm" loext:contextual-spacing="false" fo:line-height="100%"/>
      <style:text-properties fo:color="#000000" style:font-name="Liberation Sans" fo:font-size="16pt" fo:font-weight="bold" officeooo:rsid="002c79e5" officeooo:paragraph-rsid="0022cd4d" style:font-size-asian="16pt" style:font-weight-asian="bold" style:font-size-complex="16pt" style:font-weight-complex="bold"/>
    </style:style>
    <style:style style:name="P18" style:family="paragraph" style:parent-style-name="Standard" style:list-style-name="L1">
      <style:paragraph-properties fo:margin-top="0cm" fo:margin-bottom="0cm" loext:contextual-spacing="false" fo:line-height="100%"/>
      <style:text-properties fo:color="#000000" style:font-name="Liberation Sans" fo:font-size="10pt" officeooo:rsid="001825e6" officeooo:paragraph-rsid="001825e6" style:font-size-asian="10pt" style:font-size-complex="10pt"/>
    </style:style>
    <style:style style:name="P19" style:family="paragraph" style:parent-style-name="Standard" style:list-style-name="L1">
      <style:paragraph-properties fo:margin-top="0cm" fo:margin-bottom="0cm" loext:contextual-spacing="false" fo:line-height="100%"/>
      <style:text-properties style:font-name="Liberation Sans" fo:font-size="10pt" officeooo:paragraph-rsid="001825e6" style:font-size-asian="10pt" style:font-size-complex="10pt"/>
    </style:style>
    <style:style style:name="P20" style:family="paragraph" style:parent-style-name="Standard" style:list-style-name="L1">
      <style:paragraph-properties fo:margin-top="0cm" fo:margin-bottom="0cm" loext:contextual-spacing="false" fo:line-height="100%"/>
      <style:text-properties officeooo:paragraph-rsid="001825e6"/>
    </style:style>
    <style:style style:name="P21" style:family="paragraph" style:parent-style-name="Standard" style:list-style-name="L1">
      <style:paragraph-properties fo:margin-top="0cm" fo:margin-bottom="0cm" loext:contextual-spacing="false" fo:line-height="100%"/>
      <style:text-properties officeooo:paragraph-rsid="001a80d1"/>
    </style:style>
    <style:style style:name="P22" style:family="paragraph" style:parent-style-name="Standard" style:list-style-name="L1">
      <style:paragraph-properties fo:margin-top="0cm" fo:margin-bottom="0cm" loext:contextual-spacing="false" fo:line-height="100%"/>
      <style:text-properties officeooo:paragraph-rsid="0020dd28"/>
    </style:style>
    <style:style style:name="P23" style:family="paragraph" style:parent-style-name="Standard" style:list-style-name="L1">
      <style:paragraph-properties fo:margin-top="0cm" fo:margin-bottom="0cm" loext:contextual-spacing="false" fo:line-height="100%"/>
      <style:text-properties officeooo:paragraph-rsid="00282bd4"/>
    </style:style>
    <style:style style:name="P24" style:family="paragraph" style:parent-style-name="Standard" style:list-style-name="L1">
      <style:paragraph-properties fo:margin-top="0cm" fo:margin-bottom="0cm" loext:contextual-spacing="false" fo:line-height="100%"/>
      <style:text-properties officeooo:paragraph-rsid="0022cd4d"/>
    </style:style>
    <style:style style:name="P25" style:family="paragraph" style:parent-style-name="Standard" style:list-style-name="L2">
      <style:paragraph-properties fo:margin-top="0cm" fo:margin-bottom="0cm" loext:contextual-spacing="false" fo:line-height="100%"/>
      <style:text-properties officeooo:paragraph-rsid="001a80d1"/>
    </style:style>
    <style:style style:name="P26" style:family="paragraph" style:parent-style-name="Standard" style:list-style-name="L6">
      <style:paragraph-properties fo:margin-top="0cm" fo:margin-bottom="0cm" loext:contextual-spacing="false" fo:line-height="100%"/>
      <style:text-properties officeooo:paragraph-rsid="002f375f"/>
    </style:style>
    <style:style style:name="P27" style:family="paragraph" style:parent-style-name="Standard">
      <style:paragraph-properties fo:margin-top="0cm" fo:margin-bottom="0cm" loext:contextual-spacing="false" fo:line-height="100%"/>
      <style:text-properties officeooo:paragraph-rsid="0030e0e8"/>
    </style:style>
    <style:style style:name="P28" style:family="paragraph" style:parent-style-name="Standard" style:list-style-name="L10">
      <style:paragraph-properties fo:margin-top="0cm" fo:margin-bottom="0cm" loext:contextual-spacing="false" fo:line-height="100%"/>
      <style:text-properties officeooo:paragraph-rsid="003287fb"/>
    </style:style>
    <style:style style:name="P29" style:family="paragraph" style:parent-style-name="Standard" style:list-style-name="L10">
      <style:paragraph-properties fo:margin-top="0cm" fo:margin-bottom="0cm" loext:contextual-spacing="false" fo:line-height="100%"/>
      <style:text-properties officeooo:paragraph-rsid="0033e8c7"/>
    </style:style>
    <style:style style:name="P30" style:family="paragraph" style:parent-style-name="Standard" style:list-style-name="L5">
      <style:paragraph-properties fo:text-align="justify" style:justify-single-word="false"/>
      <style:text-properties officeooo:paragraph-rsid="0030e0e8"/>
    </style:style>
    <style:style style:name="P31" style:family="paragraph" style:parent-style-name="Text_20_body" style:list-style-name="L1">
      <style:paragraph-properties fo:margin-top="0cm" fo:margin-bottom="0cm" loext:contextual-spacing="false" fo:line-height="100%"/>
      <style:text-properties style:font-name="Liberation Sans" fo:font-size="10pt" officeooo:paragraph-rsid="0030e0e8" style:font-size-asian="10pt" style:font-size-complex="10pt"/>
    </style:style>
    <style:style style:name="P32" style:family="paragraph" style:parent-style-name="Text_20_body" style:list-style-name="L1">
      <style:paragraph-properties fo:margin-top="0cm" fo:margin-bottom="0cm" loext:contextual-spacing="false" fo:line-height="100%"/>
      <style:text-properties style:font-name="Liberation Sans" fo:font-size="10pt" officeooo:rsid="008b0d98" officeooo:paragraph-rsid="0030e0e8" style:font-size-asian="10pt" style:font-size-complex="10pt"/>
    </style:style>
    <style:style style:name="P33" style:family="paragraph" style:parent-style-name="Text_20_body" style:list-style-name="L8">
      <style:paragraph-properties fo:margin-top="0cm" fo:margin-bottom="0cm" loext:contextual-spacing="false"/>
      <style:text-properties style:font-name="Liberation Sans" fo:font-size="10pt" officeooo:paragraph-rsid="0030e0e8" style:font-size-asian="10pt" style:font-size-complex="10pt"/>
    </style:style>
    <style:style style:name="P34" style:family="paragraph" style:parent-style-name="Text_20_body" style:list-style-name="L8">
      <style:paragraph-properties fo:margin-top="0cm" fo:margin-bottom="0cm" loext:contextual-spacing="false"/>
      <style:text-properties style:font-name="Liberation Sans" fo:font-size="10pt" fo:font-weight="bold" officeooo:paragraph-rsid="0030e0e8" style:font-size-asian="10pt" style:font-weight-asian="bold" style:font-size-complex="10pt" style:font-weight-complex="bold"/>
    </style:style>
    <style:style style:name="P35" style:family="paragraph" style:parent-style-name="Text_20_body" style:list-style-name="L1">
      <style:paragraph-properties fo:margin-top="0cm" fo:margin-bottom="0cm" loext:contextual-spacing="false" fo:line-height="100%"/>
      <style:text-properties style:font-name="Liberation Sans" fo:font-size="10pt" fo:font-weight="normal" officeooo:rsid="00391228" officeooo:paragraph-rsid="00391228" style:font-size-asian="10pt" style:font-weight-asian="normal" style:font-size-complex="10pt" style:font-weight-complex="normal"/>
    </style:style>
    <style:style style:name="P36" style:family="paragraph" style:parent-style-name="Text_20_body" style:list-style-name="L1">
      <style:paragraph-properties fo:margin-top="0cm" fo:margin-bottom="0cm" loext:contextual-spacing="false" fo:line-height="100%"/>
      <style:text-properties style:font-name="Liberation Sans" fo:font-size="10pt" fo:font-weight="normal" officeooo:rsid="00399afd" officeooo:paragraph-rsid="00399afd" style:font-size-asian="10pt" style:font-weight-asian="normal" style:font-size-complex="10pt" style:font-weight-complex="normal"/>
    </style:style>
    <style:style style:name="P37" style:family="paragraph" style:parent-style-name="Text_20_body" style:list-style-name="L1">
      <style:paragraph-properties fo:margin-top="0cm" fo:margin-bottom="0cm" loext:contextual-spacing="false" fo:line-height="100%"/>
      <style:text-properties officeooo:paragraph-rsid="0030e0e8"/>
    </style:style>
    <style:style style:name="P38" style:family="paragraph" style:parent-style-name="Text_20_body">
      <style:paragraph-properties fo:margin-top="0cm" fo:margin-bottom="0cm" loext:contextual-spacing="false" fo:line-height="100%"/>
      <style:text-properties officeooo:paragraph-rsid="0028541d"/>
    </style:style>
    <style:style style:name="P39" style:family="paragraph" style:parent-style-name="Text_20_body">
      <style:paragraph-properties fo:margin-top="0cm" fo:margin-bottom="0cm" loext:contextual-spacing="false" fo:line-height="100%"/>
      <style:text-properties officeooo:paragraph-rsid="0030e0e8"/>
    </style:style>
    <style:style style:name="P40" style:family="paragraph" style:parent-style-name="Text_20_body" style:list-style-name="L5">
      <style:paragraph-properties fo:margin-top="0cm" fo:margin-bottom="0cm" loext:contextual-spacing="false" fo:line-height="100%" fo:text-align="justify" style:justify-single-word="false"/>
      <style:text-properties officeooo:paragraph-rsid="0030e0e8"/>
    </style:style>
    <style:style style:name="P41" style:family="paragraph" style:parent-style-name="Text_20_body" style:list-style-name="L5">
      <style:paragraph-properties fo:margin-top="0cm" fo:margin-bottom="0cm" loext:contextual-spacing="false" fo:line-height="100%" fo:text-align="justify" style:justify-single-word="false"/>
      <style:text-properties officeooo:paragraph-rsid="003287fb"/>
    </style:style>
    <style:style style:name="P42" style:family="paragraph" style:parent-style-name="Text_20_body" style:list-style-name="L10">
      <style:paragraph-properties fo:margin-top="0cm" fo:margin-bottom="0cm" loext:contextual-spacing="false" fo:line-height="100%" fo:text-align="justify" style:justify-single-word="false"/>
      <style:text-properties officeooo:paragraph-rsid="003287fb"/>
    </style:style>
    <style:style style:name="P43" style:family="paragraph" style:parent-style-name="Text_20_body" style:list-style-name="L5">
      <style:paragraph-properties fo:margin-top="0cm" fo:margin-bottom="0cm" loext:contextual-spacing="false" fo:line-height="100%"/>
      <style:text-properties officeooo:paragraph-rsid="0030e0e8"/>
    </style:style>
    <style:style style:name="P44" style:family="paragraph" style:parent-style-name="Text_20_body">
      <style:paragraph-properties fo:margin-top="0cm" fo:margin-bottom="0cm" loext:contextual-spacing="false" fo:line-height="100%"/>
      <style:text-properties officeooo:paragraph-rsid="003287fb"/>
    </style:style>
    <style:style style:name="P45" style:family="paragraph" style:parent-style-name="Text_20_body" style:list-style-name="L10">
      <style:paragraph-properties fo:margin-top="0cm" fo:margin-bottom="0cm" loext:contextual-spacing="false" fo:line-height="100%"/>
      <style:text-properties officeooo:paragraph-rsid="003287fb"/>
    </style:style>
    <style:style style:name="T1" style:family="text">
      <style:text-properties officeooo:rsid="001825e6"/>
    </style:style>
    <style:style style:name="T2" style:family="text">
      <style:text-properties fo:font-weight="bold" officeooo:rsid="001825e6" style:font-weight-asian="bold" style:font-weight-complex="bold"/>
    </style:style>
    <style:style style:name="T3" style:family="text">
      <style:text-properties fo:font-weight="bold" officeooo:rsid="001825e6" fo:background-color="#ffffa6" loext:char-shading-value="0" style:font-weight-asian="bold" style:font-weight-complex="bold"/>
    </style:style>
    <style:style style:name="T4" style:family="text">
      <style:text-properties fo:color="#000000"/>
    </style:style>
    <style:style style:name="T5" style:family="text">
      <style:text-properties fo:color="#000000" style:font-name="Liberation Sans" fo:font-size="16pt" fo:font-weight="normal" officeooo:rsid="0022cd4d" style:font-size-asian="16pt" style:font-weight-asian="normal" style:font-size-complex="16pt" style:font-weight-complex="normal"/>
    </style:style>
    <style:style style:name="T6" style:family="text">
      <style:text-properties fo:color="#000000" style:font-name="Liberation Sans" fo:font-size="16pt" fo:font-weight="normal" officeooo:rsid="001825e6" style:font-size-asian="16pt" style:font-weight-asian="normal" style:font-size-complex="16pt" style:font-weight-complex="normal"/>
    </style:style>
    <style:style style:name="T7" style:family="text">
      <style:text-properties fo:color="#000000" style:font-name="Liberation Sans" fo:font-size="16pt" fo:font-weight="normal" officeooo:rsid="002c79e5" style:font-size-asian="16pt" style:font-weight-asian="normal" style:font-size-complex="16pt" style:font-weight-complex="normal"/>
    </style:style>
    <style:style style:name="T8" style:family="text">
      <style:text-properties fo:color="#000000" style:font-name="Liberation Sans" fo:font-size="10pt" fo:font-weight="normal" officeooo:rsid="0079bbb6" style:font-size-asian="10pt" style:font-weight-asian="normal" style:font-size-complex="10pt" style:font-weight-complex="normal"/>
    </style:style>
    <style:style style:name="T9" style:family="text">
      <style:text-properties fo:color="#000000" style:font-name="Liberation Sans" fo:font-size="10pt" fo:font-weight="normal" officeooo:rsid="0086b286" style:font-size-asian="10pt" style:font-weight-asian="normal" style:font-size-complex="10pt" style:font-weight-complex="normal"/>
    </style:style>
    <style:style style:name="T10" style:family="text">
      <style:text-properties fo:color="#000000" style:font-name="Liberation Sans" fo:font-size="10pt" fo:font-weight="normal" officeooo:rsid="0075a226" style:font-size-asian="10pt" style:font-weight-asian="normal" style:font-size-complex="10pt" style:font-weight-complex="normal"/>
    </style:style>
    <style:style style:name="T11" style:family="text">
      <style:text-properties fo:color="#000000" officeooo:rsid="001825e6"/>
    </style:style>
    <style:style style:name="T12" style:family="text">
      <style:text-properties fo:color="#000000" fo:font-weight="bold" style:font-weight-asian="bold" style:font-weight-complex="bold"/>
    </style:style>
    <style:style style:name="T13" style:family="text">
      <style:text-properties fo:color="#000000" fo:font-weight="bold" officeooo:rsid="008cf001" style:font-weight-asian="bold" style:font-weight-complex="bold"/>
    </style:style>
    <style:style style:name="T14" style:family="text">
      <style:text-properties fo:color="#000000" fo:font-weight="bold" officeooo:rsid="001825e6" fo:background-color="#ffffa6" loext:char-shading-value="0" style:font-weight-asian="bold" style:font-weight-complex="bold"/>
    </style:style>
    <style:style style:name="T15" style:family="text">
      <style:text-properties fo:color="#000000" officeooo:rsid="008cf001"/>
    </style:style>
    <style:style style:name="T16" style:family="text">
      <style:text-properties fo:color="#000000" officeooo:rsid="00786a9b"/>
    </style:style>
    <style:style style:name="T1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1d09ba" fo:background-color="transparent" loext:char-shading-value="0" style:font-name-asian="Nimbus Mono L" style:font-size-asian="10pt" style:font-weight-asian="normal" style:font-name-complex="Times New Roman" style:font-size-complex="10pt" style:font-weight-complex="normal"/>
    </style:style>
    <style:style style:name="T1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b0d98" fo:background-color="transparent" loext:char-shading-value="0" style:font-name-asian="Nimbus Mono L" style:font-size-asian="10pt" style:font-weight-asian="normal" style:font-name-complex="Times New Roman" style:font-size-complex="10pt" style:font-weight-complex="normal"/>
    </style:style>
    <style:style style:name="T1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601f4" fo:background-color="transparent" loext:char-shading-value="0" style:font-name-asian="Nimbus Mono L" style:font-size-asian="10pt" style:font-weight-asian="normal" style:font-name-complex="Times New Roman" style:font-size-complex="10pt" style:font-weight-complex="normal"/>
    </style:style>
    <style:style style:name="T2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027503" fo:background-color="transparent" loext:char-shading-value="0" style:font-name-asian="Nimbus Mono L" style:font-size-asian="10pt" style:font-weight-asian="normal" style:font-name-complex="Times New Roman" style:font-size-complex="10pt" style:font-weight-complex="normal"/>
    </style:style>
    <style:style style:name="T2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099b84" fo:background-color="transparent" loext:char-shading-value="0" style:font-name-asian="Nimbus Mono L" style:font-size-asian="10pt" style:font-weight-asian="normal" style:font-name-complex="Times New Roman" style:font-size-complex="10pt" style:font-weight-complex="normal"/>
    </style:style>
    <style:style style:name="T2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0dd28" fo:background-color="transparent" loext:char-shading-value="0" style:font-name-asian="Nimbus Mono L" style:font-size-asian="10pt" style:font-weight-asian="normal" style:font-name-complex="Times New Roman" style:font-size-complex="10pt" style:font-weight-complex="normal"/>
    </style:style>
    <style:style style:name="T2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1ef368" fo:background-color="transparent" loext:char-shading-value="0" style:font-name-asian="Nimbus Mono L" style:font-size-asian="10pt" style:font-weight-asian="normal" style:font-name-complex="Times New Roman" style:font-size-complex="10pt" style:font-weight-complex="normal"/>
    </style:style>
    <style:style style:name="T2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073de" fo:background-color="transparent" loext:char-shading-value="0" style:font-name-asian="Nimbus Mono L" style:font-size-asian="10pt" style:font-weight-asian="normal" style:font-name-complex="Times New Roman" style:font-size-complex="10pt" style:font-weight-complex="normal"/>
    </style:style>
    <style:style style:name="T2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2cd4d" fo:background-color="transparent" loext:char-shading-value="0" style:font-name-asian="Nimbus Mono L" style:font-size-asian="10pt" style:font-weight-asian="normal" style:font-name-complex="Times New Roman" style:font-size-complex="10pt" style:font-weight-complex="normal"/>
    </style:style>
    <style:style style:name="T2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4213e" fo:background-color="transparent" loext:char-shading-value="0" style:font-name-asian="Nimbus Mono L" style:font-size-asian="10pt" style:font-weight-asian="normal" style:font-name-complex="Times New Roman" style:font-size-complex="10pt" style:font-weight-complex="normal"/>
    </style:style>
    <style:style style:name="T2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43ba1" fo:background-color="transparent" loext:char-shading-value="0" style:font-name-asian="Nimbus Mono L" style:font-size-asian="10pt" style:font-weight-asian="normal" style:font-name-complex="Times New Roman" style:font-size-complex="10pt" style:font-weight-complex="normal"/>
    </style:style>
    <style:style style:name="T2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50262" fo:background-color="transparent" loext:char-shading-value="0" style:font-name-asian="Nimbus Mono L" style:font-size-asian="10pt" style:font-weight-asian="normal" style:font-name-complex="Times New Roman" style:font-size-complex="10pt" style:font-weight-complex="normal"/>
    </style:style>
    <style:style style:name="T2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61675" fo:background-color="transparent" loext:char-shading-value="0" style:font-name-asian="Nimbus Mono L" style:font-size-asian="10pt" style:font-weight-asian="normal" style:font-name-complex="Times New Roman" style:font-size-complex="10pt" style:font-weight-complex="normal"/>
    </style:style>
    <style:style style:name="T3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70e90" fo:background-color="transparent" loext:char-shading-value="0" style:font-name-asian="Nimbus Mono L" style:font-size-asian="10pt" style:font-weight-asian="normal" style:font-name-complex="Times New Roman" style:font-size-complex="10pt" style:font-weight-complex="normal"/>
    </style:style>
    <style:style style:name="T3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82bd4" fo:background-color="transparent" loext:char-shading-value="0" style:font-name-asian="Nimbus Mono L" style:font-size-asian="10pt" style:font-weight-asian="normal" style:font-name-complex="Times New Roman" style:font-size-complex="10pt" style:font-weight-complex="normal"/>
    </style:style>
    <style:style style:name="T3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9caf5" fo:background-color="transparent" loext:char-shading-value="0" style:font-name-asian="Nimbus Mono L" style:font-size-asian="10pt" style:font-weight-asian="normal" style:font-name-complex="Times New Roman" style:font-size-complex="10pt" style:font-weight-complex="normal"/>
    </style:style>
    <style:style style:name="T3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f30fc" fo:background-color="transparent" loext:char-shading-value="0" style:font-name-asian="Nimbus Mono L" style:font-size-asian="10pt" style:font-weight-asian="normal" style:font-name-complex="Times New Roman" style:font-size-complex="10pt" style:font-weight-complex="normal"/>
    </style:style>
    <style:style style:name="T3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34ce68" fo:background-color="transparent" loext:char-shading-value="0" style:font-name-asian="Nimbus Mono L" style:font-size-asian="10pt" style:font-weight-asian="normal" style:font-name-complex="Times New Roman" style:font-size-complex="10pt" style:font-weight-complex="normal"/>
    </style:style>
    <style:style style:name="T3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3522b3" fo:background-color="transparent" loext:char-shading-value="0" style:font-name-asian="Nimbus Mono L" style:font-size-asian="10pt" style:font-weight-asian="normal" style:font-name-complex="Times New Roman" style:font-size-complex="10pt" style:font-weight-complex="normal"/>
    </style:style>
    <style:style style:name="T3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30f433" fo:background-color="transparent" loext:char-shading-value="0" style:font-name-asian="Nimbus Mono L" style:font-size-asian="10pt" style:font-weight-asian="normal" style:font-name-complex="Times New Roman" style:font-size-complex="10pt" style:font-weight-complex="normal"/>
    </style:style>
    <style:style style:name="T3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6b47b" fo:background-color="transparent" loext:char-shading-value="0" style:font-name-asian="Nimbus Mono L" style:font-size-asian="10pt" style:font-weight-asian="normal" style:font-name-complex="Times New Roman" style:font-size-complex="10pt" style:font-weight-complex="normal"/>
    </style:style>
    <style:style style:name="T3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c6759" fo:background-color="transparent" loext:char-shading-value="0" style:font-name-asian="Nimbus Mono L" style:font-size-asian="10pt" style:font-weight-asian="normal" style:font-name-complex="Times New Roman" style:font-size-complex="10pt" style:font-weight-complex="normal"/>
    </style:style>
    <style:style style:name="T3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88468" fo:background-color="transparent" loext:char-shading-value="0" style:font-name-asian="Nimbus Mono L" style:font-size-asian="10pt" style:font-weight-asian="normal" style:font-name-complex="Times New Roman" style:font-size-complex="10pt" style:font-weight-complex="normal"/>
    </style:style>
    <style:style style:name="T4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22da980" fo:background-color="transparent" loext:char-shading-value="0" style:font-name-asian="Nimbus Mono L" style:font-size-asian="10pt" style:font-weight-asian="normal" style:font-name-complex="Times New Roman" style:font-size-complex="10pt" style:font-weight-complex="normal"/>
    </style:style>
    <style:style style:name="T4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be4df" fo:background-color="transparent" loext:char-shading-value="0" style:font-name-asian="Nimbus Mono L" style:font-size-asian="10pt" style:font-weight-asian="normal" style:font-name-complex="Times New Roman" style:font-size-complex="10pt" style:font-weight-complex="normal"/>
    </style:style>
    <style:style style:name="T4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db3b1" fo:background-color="transparent" loext:char-shading-value="0" style:font-name-asian="Nimbus Mono L" style:font-size-asian="10pt" style:font-weight-asian="normal" style:font-name-complex="Times New Roman" style:font-size-complex="10pt" style:font-weight-complex="normal"/>
    </style:style>
    <style:style style:name="T4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fo:background-color="transparent" loext:char-shading-value="0" style:font-name-asian="Nimbus Mono L" style:font-size-asian="10pt" style:font-weight-asian="normal" style:font-name-complex="Times New Roman" style:font-size-complex="10pt" style:font-weight-complex="normal"/>
    </style:style>
    <style:style style:name="T4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04f56" fo:background-color="transparent" loext:char-shading-value="0" style:font-name-asian="Nimbus Mono L" style:font-size-asian="10pt" style:font-weight-asian="normal" style:font-name-complex="Times New Roman" style:font-size-complex="10pt" style:font-weight-complex="normal"/>
    </style:style>
    <style:style style:name="T4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e77ab" fo:background-color="transparent" loext:char-shading-value="0" style:font-name-asian="Nimbus Mono L" style:font-size-asian="10pt" style:font-weight-asian="normal" style:font-name-complex="Times New Roman" style:font-size-complex="10pt" style:font-weight-complex="normal"/>
    </style:style>
    <style:style style:name="T4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transparent" loext:char-shading-value="0" style:font-name-asian="Nimbus Mono L" style:font-size-asian="10pt" style:font-weight-asian="normal" style:font-name-complex="Times New Roman" style:font-size-complex="10pt" style:font-weight-complex="normal"/>
    </style:style>
    <style:style style:name="T4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transparent" loext:char-shading-value="0" style:font-name-asian="Nimbus Mono L" style:font-size-asian="10pt" style:font-weight-asian="normal" style:font-name-complex="Times New Roman" style:font-size-complex="10pt" style:font-weight-complex="normal"/>
    </style:style>
    <style:style style:name="T4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transparent" loext:char-shading-value="0" style:font-name-asian="Nimbus Mono L" style:font-size-asian="10pt" style:font-weight-asian="normal" style:font-name-complex="Times New Roman" style:font-size-complex="10pt" style:font-weight-complex="normal"/>
    </style:style>
    <style:style style:name="T4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style:font-name-asian="Nimbus Mono L" style:font-size-asian="10pt" style:font-weight-asian="normal" style:font-name-complex="Times New Roman" style:font-size-complex="10pt" style:font-weight-complex="normal"/>
    </style:style>
    <style:style style:name="T5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ffffa6" loext:char-shading-value="0" style:font-name-asian="Nimbus Mono L" style:font-size-asian="10pt" style:font-weight-asian="normal" style:font-name-complex="Times New Roman" style:font-size-complex="10pt" style:font-weight-complex="normal"/>
    </style:style>
    <style:style style:name="T5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ffffa6" loext:char-shading-value="0" style:font-name-asian="Nimbus Mono L" style:font-size-asian="10pt" style:font-weight-asian="normal" style:font-name-complex="Times New Roman" style:font-size-complex="10pt" style:font-weight-complex="normal"/>
    </style:style>
    <style:style style:name="T5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287fb" fo:background-color="#ffffa6" loext:char-shading-value="0" style:font-name-asian="Nimbus Mono L" style:font-size-asian="10pt" style:font-weight-asian="normal" style:font-name-complex="Times New Roman" style:font-size-complex="10pt" style:font-weight-complex="normal"/>
    </style:style>
    <style:style style:name="T5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fo:background-color="#ffffa6" loext:char-shading-value="0" style:font-name-asian="Nimbus Mono L" style:font-size-asian="10pt" style:font-weight-asian="normal" style:font-name-complex="Times New Roman" style:font-size-complex="10pt" style:font-weight-complex="normal"/>
    </style:style>
    <style:style style:name="T5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f375f" fo:background-color="#ffffa6" loext:char-shading-value="0" style:font-name-asian="Nimbus Mono L" style:font-size-asian="10pt" style:font-weight-asian="normal" style:font-name-complex="Times New Roman" style:font-size-complex="10pt" style:font-weight-complex="normal"/>
    </style:style>
    <style:style style:name="T5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3e8c7" fo:background-color="#ffffa6" loext:char-shading-value="0" style:font-name-asian="Nimbus Mono L" style:font-size-asian="10pt" style:font-weight-asian="normal" style:font-name-complex="Times New Roman" style:font-size-complex="10pt" style:font-weight-complex="normal"/>
    </style:style>
    <style:style style:name="T56"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1d09ba" fo:background-color="transparent" loext:char-shading-value="0" style:font-name-asian="Nimbus Mono L" style:font-size-asian="10pt" style:font-weight-asian="bold" style:font-name-complex="Times New Roman" style:font-size-complex="10pt" style:font-weight-complex="bold"/>
    </style:style>
    <style:style style:name="T57"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9caf5" fo:background-color="transparent" loext:char-shading-value="0" style:font-name-asian="Nimbus Mono L" style:font-size-asian="10pt" style:font-weight-asian="bold" style:font-name-complex="Times New Roman" style:font-size-complex="10pt" style:font-weight-complex="bold"/>
    </style:style>
    <style:style style:name="T58"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19cbae" fo:background-color="transparent" loext:char-shading-value="0" style:font-name-asian="Nimbus Mono L" style:font-size-asian="10pt" style:font-weight-asian="bold" style:font-name-complex="Times New Roman" style:font-size-complex="10pt" style:font-weight-complex="bold"/>
    </style:style>
    <style:style style:name="T59"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c79e5" fo:background-color="transparent" loext:char-shading-value="0" style:font-name-asian="Nimbus Mono L" style:font-size-asian="10pt" style:font-weight-asian="bold" style:font-name-complex="Times New Roman" style:font-size-complex="10pt" style:font-weight-complex="bold"/>
    </style:style>
    <style:style style:name="T60"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192c5" fo:background-color="transparent" loext:char-shading-value="0" style:font-name-asian="Nimbus Mono L" style:font-size-asian="10pt" style:font-weight-asian="bold" style:font-name-complex="Times New Roman" style:font-size-complex="10pt" style:font-weight-complex="bold"/>
    </style:style>
    <style:style style:name="T61"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db3b1" fo:background-color="transparent" loext:char-shading-value="0" style:font-name-asian="Nimbus Mono L" style:font-size-asian="10pt" style:font-weight-asian="bold" style:font-name-complex="Times New Roman" style:font-size-complex="10pt" style:font-weight-complex="bold"/>
    </style:style>
    <style:style style:name="T62"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2f375f" fo:background-color="transparent" loext:char-shading-value="0" style:font-name-asian="Nimbus Mono L" style:font-size-asian="10pt" style:font-weight-asian="bold" style:font-name-complex="Times New Roman" style:font-size-complex="10pt" style:font-weight-complex="bold"/>
    </style:style>
    <style:style style:name="T63"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02fb2" fo:background-color="transparent" loext:char-shading-value="0" style:font-name-asian="Nimbus Mono L" style:font-size-asian="10pt" style:font-weight-asian="bold" style:font-name-complex="Times New Roman" style:font-size-complex="10pt" style:font-weight-complex="bold"/>
    </style:style>
    <style:style style:name="T64"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0e0e8" fo:background-color="transparent" loext:char-shading-value="0" style:font-name-asian="Nimbus Mono L" style:font-size-asian="10pt" style:font-weight-asian="bold" style:font-name-complex="Times New Roman" style:font-size-complex="10pt" style:font-weight-complex="bold"/>
    </style:style>
    <style:style style:name="T65"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fo:background-color="transparent" loext:char-shading-value="0" style:font-name-asian="Nimbus Mono L" style:font-size-asian="10pt" style:font-weight-asian="bold" style:font-name-complex="Times New Roman" style:font-size-complex="10pt" style:font-weight-complex="bold"/>
    </style:style>
    <style:style style:name="T66"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287fb" fo:background-color="#ffffa6" loext:char-shading-value="0" style:font-name-asian="Nimbus Mono L" style:font-size-asian="10pt" style:font-weight-asian="bold" style:font-name-complex="Times New Roman" style:font-size-complex="10pt" style:font-weight-complex="bold"/>
    </style:style>
    <style:style style:name="T67" style:family="text">
      <style:text-properties fo:font-variant="normal" fo:text-transform="none" fo:color="#000000" style:text-line-through-style="none" style:text-line-through-type="none" style:font-name="Liberation Sans" fo:font-size="10pt" fo:letter-spacing="normal" fo:language="de" fo:country="DE" fo:font-style="normal" officeooo:rsid="003287fb" fo:background-color="#ffffa6" loext:char-shading-value="0" style:font-name-asian="Nimbus Mono L" style:font-size-asian="10pt" style:font-name-complex="Times New Roman" style:font-size-complex="10pt"/>
    </style:style>
    <style:style style:name="T68" style:family="text">
      <style:text-properties fo:font-variant="normal" fo:text-transform="none" fo:color="#000000" style:text-line-through-style="none" style:text-line-through-type="none" style:font-name="Liberation Sans" fo:font-size="10pt" fo:letter-spacing="normal" fo:language="de" fo:country="DE" fo:font-style="italic" fo:font-weight="normal" officeooo:rsid="0022cd4d" fo:background-color="transparent" loext:char-shading-value="0" style:font-name-asian="Nimbus Mono L" style:font-size-asian="10pt" style:font-style-asian="italic" style:font-weight-asian="normal" style:font-name-complex="Times New Roman" style:font-size-complex="10pt" style:font-style-complex="italic" style:font-weight-complex="normal"/>
    </style:style>
    <style:style style:name="T69" style:family="text">
      <style:text-properties fo:font-variant="normal" fo:text-transform="none" fo:color="#000000" style:text-line-through-style="none" style:text-line-through-type="none" style:font-name="Liberation Sans" fo:font-size="10pt" fo:letter-spacing="normal" fo:language="de" fo:country="DE" fo:font-style="italic" fo:font-weight="normal" officeooo:rsid="022f30fc" fo:background-color="transparent" loext:char-shading-value="0" style:font-name-asian="Nimbus Mono L" style:font-size-asian="10pt" style:font-style-asian="italic" style:font-weight-asian="normal" style:font-name-complex="Times New Roman" style:font-size-complex="10pt" style:font-style-complex="italic" style:font-weight-complex="normal"/>
    </style:style>
    <style:style style:name="T7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2f375f" fo:background-color="#f7d1d5" loext:char-shading-value="0" style:font-name-asian="Nimbus Mono L" style:font-size-asian="10pt" style:font-weight-asian="normal" style:font-name-complex="Times New Roman" style:font-size-complex="10pt" style:font-weight-complex="normal"/>
    </style:style>
    <style:style style:name="T7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2fb2" fo:background-color="#f7d1d5" loext:char-shading-value="0" style:font-name-asian="Nimbus Mono L" style:font-size-asian="10pt" style:font-weight-asian="normal" style:font-name-complex="Times New Roman" style:font-size-complex="10pt" style:font-weight-complex="normal"/>
    </style:style>
    <style:style style:name="T7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0e0e8" fo:background-color="#f7d1d5" loext:char-shading-value="0" style:font-name-asian="Nimbus Mono L" style:font-size-asian="10pt" style:font-weight-asian="normal" style:font-name-complex="Times New Roman" style:font-size-complex="10pt" style:font-weight-complex="normal"/>
    </style:style>
    <style:style style:name="T73"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391228" fo:background-color="#f7d1d5" loext:char-shading-value="0" style:font-name-asian="Nimbus Mono L" style:font-size-asian="10pt" style:font-weight-asian="normal" style:font-name-complex="Times New Roman" style:font-size-complex="10pt" style:font-weight-complex="normal"/>
    </style:style>
    <style:style style:name="T74"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9db84" fo:background-color="#f7d1d5" loext:char-shading-value="0" style:font-name-asian="Nimbus Mono L" style:font-size-asian="10pt" style:font-weight-asian="normal" style:font-name-complex="Times New Roman" style:font-size-complex="10pt" style:font-weight-complex="normal"/>
    </style:style>
    <style:style style:name="T75"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fd13c" fo:background-color="#f7d1d5" loext:char-shading-value="0" style:font-name-asian="Nimbus Mono L" style:font-size-asian="10pt" style:font-weight-asian="normal" style:font-name-complex="Times New Roman" style:font-size-complex="10pt" style:font-weight-complex="normal"/>
    </style:style>
    <style:style style:name="T76"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899811" fo:background-color="#f7d1d5" loext:char-shading-value="0" style:font-name-asian="Nimbus Mono L" style:font-size-asian="10pt" style:font-weight-asian="normal" style:font-name-complex="Times New Roman" style:font-size-complex="10pt" style:font-weight-complex="normal"/>
    </style:style>
    <style:style style:name="T77"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0e2f8" fo:background-color="#f7d1d5" loext:char-shading-value="0" style:font-name-asian="Nimbus Mono L" style:font-size-asian="10pt" style:font-weight-asian="normal" style:font-name-complex="Times New Roman" style:font-size-complex="10pt" style:font-weight-complex="normal"/>
    </style:style>
    <style:style style:name="T78"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14eb9" fo:background-color="#f7d1d5" loext:char-shading-value="0" style:font-name-asian="Nimbus Mono L" style:font-size-asian="10pt" style:font-weight-asian="normal" style:font-name-complex="Times New Roman" style:font-size-complex="10pt" style:font-weight-complex="normal"/>
    </style:style>
    <style:style style:name="T79"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2b526" fo:background-color="#f7d1d5" loext:char-shading-value="0" style:font-name-asian="Nimbus Mono L" style:font-size-asian="10pt" style:font-weight-asian="normal" style:font-name-complex="Times New Roman" style:font-size-complex="10pt" style:font-weight-complex="normal"/>
    </style:style>
    <style:style style:name="T80"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44e18" fo:background-color="#f7d1d5" loext:char-shading-value="0" style:font-name-asian="Nimbus Mono L" style:font-size-asian="10pt" style:font-weight-asian="normal" style:font-name-complex="Times New Roman" style:font-size-complex="10pt" style:font-weight-complex="normal"/>
    </style:style>
    <style:style style:name="T81"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63f59" fo:background-color="#f7d1d5" loext:char-shading-value="0" style:font-name-asian="Nimbus Mono L" style:font-size-asian="10pt" style:font-weight-asian="normal" style:font-name-complex="Times New Roman" style:font-size-complex="10pt" style:font-weight-complex="normal"/>
    </style:style>
    <style:style style:name="T82" style:family="text">
      <style:text-properties fo:font-variant="normal" fo:text-transform="none" fo:color="#000000" style:text-line-through-style="none" style:text-line-through-type="none" style:font-name="Liberation Sans" fo:font-size="10pt" fo:letter-spacing="normal" fo:language="de" fo:country="DE" fo:font-style="normal" fo:font-weight="normal" officeooo:rsid="0096664e" fo:background-color="#f7d1d5" loext:char-shading-value="0" style:font-name-asian="Nimbus Mono L" style:font-size-asian="10pt" style:font-weight-asian="normal" style:font-name-complex="Times New Roman" style:font-size-complex="10pt" style:font-weight-complex="normal"/>
    </style:style>
    <style:style style:name="T83"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90e2f8" fo:background-color="#f7d1d5" loext:char-shading-value="0" style:font-name-asian="Nimbus Mono L" style:font-size-asian="10pt" style:font-weight-asian="bold" style:font-name-complex="Times New Roman" style:font-size-complex="10pt" style:font-weight-complex="bold"/>
    </style:style>
    <style:style style:name="T84"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914eb9" fo:background-color="#f7d1d5" loext:char-shading-value="0" style:font-name-asian="Nimbus Mono L" style:font-size-asian="10pt" style:font-weight-asian="bold" style:font-name-complex="Times New Roman" style:font-size-complex="10pt" style:font-weight-complex="bold"/>
    </style:style>
    <style:style style:name="T85" style:family="text">
      <style:text-properties fo:font-variant="normal" fo:text-transform="none" fo:color="#000000" style:text-line-through-style="none" style:text-line-through-type="none" style:font-name="Liberation Sans" fo:font-size="10pt" fo:letter-spacing="normal" fo:language="de" fo:country="DE" fo:font-style="normal" fo:font-weight="bold" officeooo:rsid="00391228" fo:background-color="#f7d1d5" loext:char-shading-value="0" style:font-name-asian="Nimbus Mono L" style:font-size-asian="10pt" style:font-weight-asian="bold" style:font-name-complex="Times New Roman" style:font-size-complex="10pt" style:font-weight-complex="bold"/>
    </style:style>
    <style:style style:name="T86" style:family="text">
      <style:text-properties fo:font-variant="normal" fo:text-transform="none" fo:color="#000000" style:text-line-through-style="none" style:text-line-through-type="none" style:font-name="Liberation Sans" fo:font-size="10pt" fo:letter-spacing="normal" fo:language="de" fo:country="DE" fo:font-style="normal" officeooo:rsid="0090e2f8" style:font-name-asian="Nimbus Mono L" style:font-size-asian="10pt" style:font-name-complex="Times New Roman" style:font-size-complex="10pt"/>
    </style:style>
    <style:style style:name="T87" style:family="text">
      <style:text-properties fo:font-variant="normal" fo:text-transform="none" fo:color="#000000" style:text-line-through-style="none" style:text-line-through-type="none" fo:letter-spacing="normal" fo:language="de" fo:country="DE" fo:font-style="normal" fo:font-weight="normal" officeooo:rsid="00391228" fo:background-color="#f7d1d5" loext:char-shading-value="0" style:font-name-asian="Nimbus Mono L" style:font-weight-asian="normal" style:font-name-complex="Times New Roman" style:font-weight-complex="normal"/>
    </style:style>
    <style:style style:name="T88" style:family="text">
      <style:text-properties style:font-name="Liberation Sans" fo:font-size="10pt" style:font-size-asian="10pt" style:font-size-complex="10pt"/>
    </style:style>
    <style:style style:name="T89" style:family="text">
      <style:text-properties style:font-name="Liberation Sans" fo:font-size="10pt" officeooo:rsid="001825e6" style:font-size-asian="10pt" style:font-size-complex="10pt"/>
    </style:style>
    <style:style style:name="T90" style:family="text">
      <style:text-properties style:font-name="Liberation Sans" fo:font-size="10pt" fo:font-weight="bold" officeooo:rsid="001825e6" fo:background-color="#ffffa6" loext:char-shading-value="0" style:font-size-asian="10pt" style:font-weight-asian="bold" style:font-size-complex="10pt" style:font-weight-complex="bold"/>
    </style:style>
    <style:style style:name="T91" style:family="text">
      <style:text-properties officeooo:rsid="0028b4e7"/>
    </style:style>
    <style:style style:name="T92" style:family="text">
      <style:text-properties officeooo:rsid="002ecfd4"/>
    </style:style>
    <style:style style:name="T93" style:family="text">
      <style:text-properties fo:font-weight="normal" officeooo:rsid="003287fb" style:font-weight-asian="normal" style:font-weight-complex="normal"/>
    </style:style>
    <style:style style:name="T94" style:family="text">
      <style:text-properties fo:font-weight="normal" officeooo:rsid="0030e0e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text:span text:style-name="T5">Measures of emergence &amp; complexity</text:span><text:span text:style-name="T6"> – Q&amp;A </text:span><text:span text:style-name="T7">&amp; notes</text:span></text:p>
      <text:p text:style-name="P17"/>
      <text:list xml:id="list128851306" text:style-name="L1">
        <text:list-item>
          <text:p text:style-name="P19"><text:span text:style-name="T2">What is synergy?</text:span><text:span text:style-name="T1"> </text:span></text:p>
          <text:list>
            <text:list-item>
              <text:p text:style-name="P19"><text:span text:style-name="T3">Nadine</text:span><text:span text:style-name="T1">: </text:span>A technical question at the end: I am currently looking into causal decoupling and downward causation again to calculate them in the simulations, and realized that causal decoupling actually is the top term of the lattice ({12}--&gt;{12}). Synergy would be all terms marked in red in the left picture enclosed in this mail, and so we would simply subtract {12}--&gt;{12} from synergy to get downward causation, right?</text:p>
            </text:list-item>
            <text:list-item>
              <text:p text:style-name="P20"><text:span text:style-name="T90">Adam</text:span><text:span text:style-name="T89">: </text:span><text:span text:style-name="T88">No, also contained in synergy is upward causation, see pgs 3 and 4 of this paper:</text:span><text:bookmark text:name="LPlnk839963"/><text:span text:style-name="T88"> </text:span><text:a xlink:type="simple" xlink:href="https://arxiv.org/pdf/1909.02297.pdf" text:style-name="Internet_20_link" text:visited-style-name="Visited_20_Internet_20_Link"><text:span text:style-name="T88">https://arxiv.org/pdf/1909.02297.pdf</text:span></text:a></text:p>
            </text:list-item>
            <text:list-item>
              <text:p text:style-name="P19"><text:span text:style-name="T14">Nadine</text:span><text:span text:style-name="T11">: </text:span><text:span text:style-name="T4">Synergy - downward causation - upward causation = causal decoupling, which this makes sense w. r. t. the lattice - but why is it then Synergy = downward causation + causal decoupling in eq. (7) in the causal emergence paper?</text:span></text:p>
              <text:list>
                <text:list-item>
                  <text:p text:style-name="P18">Total synergy = <text:s/>downward causation + upward causation + causal decoupling</text:p>
                  <text:p text:style-name="P18">synergy (in the sense of emergence capacity) = downward causation + causal decoupling</text:p>
                </text:list-item>
              </text:list>
            </text:list-item>
          </text:list>
        </text:list-item>
      </text:list>
      <text:p text:style-name="P1"><text:span text:style-name="Default_20_Paragraph_20_Font"><text:span text:style-name="T10"/></text:span></text:p>
      <text:list xml:id="list130332434997674" text:continue-numbering="true" text:style-name="L1">
        <text:list-item>
          <text:p text:style-name="P21"><text:span text:style-name="Strong_20_Emphasis"><text:span text:style-name="T19">I</text:span></text:span><text:span text:style-name="Strong_20_Emphasis"><text:span text:style-name="T20">nformation theory &amp; causality: </text:span></text:span><text:span text:style-name="Strong_20_Emphasis"><text:span text:style-name="T21">does „causal emergence“ merit the adjective „causal“? Or is it misleading?</text:span></text:span></text:p>
          <text:list>
            <text:list-item>
              <text:p text:style-name="P21"><text:span text:style-name="Strong_20_Emphasis"><text:span text:style-name="T19">Aaron agrees that this is misleading – there is nothing in the measure as such that makes it causal. It only operates upon probability distributions, and only with additional assumptions (about the underlying causal graph) will it be a form of „causal“ emergence.</text:span></text:span></text:p>
            </text:list-item>
          </text:list>
        </text:list-item>
      </text:list>
      <text:list xml:id="list1718157058" text:style-name="L2">
        <text:list-header>
          <text:p text:style-name="P25"><text:span text:style-name="Strong_20_Emphasis"><text:span text:style-name="T19"/></text:span></text:p>
        </text:list-header>
        <text:list-item>
          <text:p text:style-name="P6"><text:span text:style-name="Strong_20_Emphasis"><text:span text:style-name="T57">Segregation vs. differentiation</text:span></text:span><text:span text:style-name="Strong_20_Emphasis"><text:span text:style-name="T32">: </text:span></text:span><text:span text:style-name="Strong_20_Emphasis"><text:span text:style-name="T33">Each node has inputs of 2 kinds: The other nodes via the coupling strength and the (correlated) noise. Both inputs modulate to what extent the nodes‘ inputs are the same vs. different. If the network architecture is </text:span></text:span><text:span text:style-name="Strong_20_Emphasis"><text:span text:style-name="T34">v</text:span></text:span><text:span text:style-name="Strong_20_Emphasis"><text:span text:style-name="T33">ery inhomogenous, </text:span></text:span><text:span text:style-name="Strong_20_Emphasis"><text:span text:style-name="T34">the </text:span></text:span><text:span text:style-name="Strong_20_Emphasis"><text:span text:style-name="T35">set of </text:span></text:span><text:span text:style-name="Strong_20_Emphasis"><text:span text:style-name="T34">nodes from which each </text:span></text:span><text:span text:style-name="Strong_20_Emphasis"><text:span text:style-name="T35">single</text:span></text:span><text:span text:style-name="Strong_20_Emphasis"><text:span text:style-name="T34"> node receives inputs will be different.</text:span></text:span><text:span text:style-name="Strong_20_Emphasis"><text:span text:style-name="T33"> If the noise correlation is very low, then each node receives a different noise term. </text:span></text:span></text:p>
          <text:list>
            <text:list-item>
              <text:p text:style-name="P6"><text:span text:style-name="Strong_20_Emphasis"><text:span text:style-name="T33">The extent to which a network‘s architecture is inhomogenous can be called the degree of </text:span></text:span><text:span text:style-name="Strong_20_Emphasis"><text:span text:style-name="T69">segregation</text:span></text:span><text:span text:style-name="Strong_20_Emphasis"><text:span text:style-name="T33">, and the extent to which the noise is correlated the (inverted) degree of </text:span></text:span><text:span text:style-name="Strong_20_Emphasis"><text:span text:style-name="T69">differentiation</text:span></text:span><text:span text:style-name="Strong_20_Emphasis"><text:span text:style-name="T33">. It‘s somewhat arbitraty to refer to one type of input </text:span></text:span><text:span text:style-name="Strong_20_Emphasis"><text:span text:style-name="T36">as „segregation“, and the other as „differentiation“ (as, coupling strengths and noise correlations are just two distinct inputs which modulate the „sameness“/„differentness“ of the nodes‘ inputs, one might maybe refer to the former </text:span></text:span><text:span text:style-name="Strong_20_Emphasis"><text:span text:style-name="T34">also </text:span></text:span><text:span text:style-name="Strong_20_Emphasis"><text:span text:style-name="T36">as „system inputs“, and the other as „external inputs“).</text:span></text:span></text:p>
              <text:list>
                <text:list-item>
                  <text:p text:style-name="P6"><text:span text:style-name="Strong_20_Emphasis"><text:span text:style-name="T37">highest segregation </text:span></text:span><text:span text:style-name="Strong_20_Emphasis"><text:span text:style-name="T38">(every node has different inputs)</text:span></text:span><text:span text:style-name="Strong_20_Emphasis"><text:span text:style-name="T37"> in the case of inhomogenous architecture &amp; low noise correlations</text:span></text:span></text:p>
                </text:list-item>
                <text:list-item>
                  <text:p text:style-name="P6"><text:span text:style-name="Strong_20_Emphasis"><text:span text:style-name="T36">l</text:span></text:span><text:span text:style-name="Strong_20_Emphasis"><text:span text:style-name="T38">owest segregation (every node does the same/has the same inputs) in the case of homogenous architecture &amp; high noise correlation</text:span></text:span></text:p>
                </text:list-item>
              </text:list>
            </text:list-item>
            <text:list-item>
              <text:p text:style-name="P6"><text:span text:style-name="Strong_20_Emphasis"><text:span text:style-name="T36">If one refers to the kind of network architecture as denoting the degree of segregation and noise correlation as denoting the (inverted) degree of differentiation:</text:span></text:span></text:p>
              <text:list>
                <text:list-item>
                  <text:p text:style-name="P6"><text:span text:style-name="Strong_20_Emphasis"><text:span text:style-name="T39">very homogenous architecture and low noise –&gt; low segregation &amp; high differentiation</text:span></text:span></text:p>
                </text:list-item>
                <text:list-item>
                  <text:p text:style-name="P6"><text:span text:style-name="Strong_20_Emphasis"><text:span text:style-name="T39">very homogenous architecture and </text:span></text:span><text:span text:style-name="Strong_20_Emphasis"><text:span text:style-name="T40">high</text:span></text:span><text:span text:style-name="Strong_20_Emphasis"><text:span text:style-name="T39"> noise –&gt; low segregation &amp; </text:span></text:span><text:span text:style-name="Strong_20_Emphasis"><text:span text:style-name="T40">low</text:span></text:span><text:span text:style-name="Strong_20_Emphasis"><text:span text:style-name="T39"> differentiation</text:span></text:span></text:p>
                </text:list-item>
                <text:list-item>
                  <text:p text:style-name="P6"><text:span text:style-name="Strong_20_Emphasis"><text:span text:style-name="T39">very </text:span></text:span><text:span text:style-name="Strong_20_Emphasis"><text:span text:style-name="T40">in</text:span></text:span><text:span text:style-name="Strong_20_Emphasis"><text:span text:style-name="T39">homogenous architecture and low noise –&gt; </text:span></text:span><text:span text:style-name="Strong_20_Emphasis"><text:span text:style-name="T40">high</text:span></text:span><text:span text:style-name="Strong_20_Emphasis"><text:span text:style-name="T39"> segregation &amp; high differentiation</text:span></text:span></text:p>
                </text:list-item>
                <text:list-item>
                  <text:p text:style-name="P6"><text:span text:style-name="Strong_20_Emphasis"><text:span text:style-name="T39">very </text:span></text:span><text:span text:style-name="Strong_20_Emphasis"><text:span text:style-name="T40">in</text:span></text:span><text:span text:style-name="Strong_20_Emphasis"><text:span text:style-name="T39">homogenous architecture and </text:span></text:span><text:span text:style-name="Strong_20_Emphasis"><text:span text:style-name="T40">high</text:span></text:span><text:span text:style-name="Strong_20_Emphasis"><text:span text:style-name="T39"> noise –&gt; </text:span></text:span><text:span text:style-name="Strong_20_Emphasis"><text:span text:style-name="T40">high</text:span></text:span><text:span text:style-name="Strong_20_Emphasis"><text:span text:style-name="T39"> segregation &amp; </text:span></text:span><text:span text:style-name="Strong_20_Emphasis"><text:span text:style-name="T40">low</text:span></text:span><text:span text:style-name="Strong_20_Emphasis"><text:span text:style-name="T39"> differentiation</text:span></text:span></text:p>
                </text:list-item>
              </text:list>
            </text:list-item>
            <text:list-item>
              <text:p text:style-name="P13"><text:span text:style-name="Strong_20_Emphasis"><text:span text:style-name="T35">What is the relation to differentiation and composition in ITT?</text:span></text:span></text:p>
            </text:list-item>
          </text:list>
        </text:list-item>
      </text:list>
      <text:p text:style-name="P3"><text:span text:style-name="Strong_20_Emphasis"><text:span text:style-name="T19"/></text:span></text:p>
      <text:list xml:id="list130333382306052" text:continue-list="list130332434997674" text:style-name="L1">
        <text:list-item>
          <text:p text:style-name="P22"><text:span text:style-name="Strong_20_Emphasis"><text:span text:style-name="T57">Synergistic info in m</text:span></text:span><text:span text:style-name="Strong_20_Emphasis"><text:span text:style-name="T56">ore complex</text:span></text:span><text:span text:style-name="Strong_20_Emphasis"><text:span text:style-name="T17"> (i.e., inhomogenous) </text:span></text:span><text:span text:style-name="Strong_20_Emphasis"><text:span text:style-name="T56">vs. less complex</text:span></text:span><text:span text:style-name="Strong_20_Emphasis"><text:span text:style-name="T17"> (i..e, homogenous) </text:span></text:span><text:span text:style-name="Strong_20_Emphasis"><text:span text:style-name="T56">network architectures</text:span></text:span><text:span text:style-name="Strong_20_Emphasis"><text:span text:style-name="T17"> - </text:span></text:span><text:span text:style-name="Strong_20_Emphasis"><text:span text:style-name="T31">monolog</text:span></text:span><text:span text:style-name="Strong_20_Emphasis"><text:span text:style-name="T17">: </text:span></text:span></text:p>
          <text:list>
            <text:list-item>
              <text:p text:style-name="P22"><text:span text:style-name="Strong_20_Emphasis"><text:span text:style-name="T22">Adam: </text:span></text:span><text:span text:style-name="Strong_20_Emphasis"><text:span text:style-name="T17">We shouldn‘t expect higher </text:span></text:span><text:span text:style-name="Strong_20_Emphasis"><text:span text:style-name="T23">synergistic capacity</text:span></text:span><text:span text:style-name="Strong_20_Emphasis"><text:span text:style-name="T17"> in more complex network architectures, because the entropy </text:span></text:span><text:span text:style-name="Strong_20_Emphasis"><text:span text:style-name="T23">of the respective variables might not be lower in these. MI is upper bounded by the lower entropy of the two variables. </text:span></text:span><text:span text:style-name="Strong_20_Emphasis"><text:span text:style-name="T24">Two time-series might have the same MI in both a homogenous and inhomogenous architecture, because the type of architecture does not necessarily affect the respective entropies. The architecture is one thing, the variables‘ entropies is another.</text:span></text:span></text:p>
            </text:list-item>
            <text:list-item>
              <text:p text:style-name="P23"><text:span text:style-name="Strong_20_Emphasis"><text:span text:style-name="T22">That‘s true for the general MI, </text:span></text:span><text:span text:style-name="Strong_20_Emphasis"><text:span text:style-name="T25">but shouldn‘t it be different for </text:span></text:span><text:span text:style-name="Strong_20_Emphasis"><text:span text:style-name="T68">synergistic</text:span></text:span><text:span text:style-name="Strong_20_Emphasis"><text:span text:style-name="T25"> information? </text:span></text:span><text:span text:style-name="Strong_20_Emphasis"><text:span text:style-name="T26">I.e., in an inhomogenous network, there will be more unique information that whole has about the whole and less redundant information between parts. </text:span></text:span></text:p>
              <text:list>
                <text:list-item>
                  <text:p text:style-name="P23"><text:span text:style-name="Strong_20_Emphasis"><text:span text:style-name="T26">Homogenous network: If we look at one node in the system, we may already know a lot about the other nodes as well →</text:span></text:span><text:span text:style-name="Strong_20_Emphasis"><text:span text:style-name="T27"> there is no information that only all nodes taken together can provide. </text:span></text:span></text:p>
                </text:list-item>
                <text:list-item>
                  <text:p text:style-name="P23"><text:soft-page-break/><text:span text:style-name="Strong_20_Emphasis"><text:span text:style-name="T26">Inhomogenous network: If we look at one node in the system, we don‘t know about the other nodes →</text:span></text:span><text:span text:style-name="Strong_20_Emphasis"><text:span text:style-name="T27"> there is information that we obtain only if we look at all nodes jointly.</text:span></text:span></text:p>
                  <text:list>
                    <text:list-item>
                      <text:p text:style-name="P23"><text:span text:style-name="Strong_20_Emphasis"><text:span text:style-name="T27">Conflation: </text:span></text:span><text:span text:style-name="Strong_20_Emphasis"><text:span text:style-name="T31">T</text:span></text:span><text:span text:style-name="Strong_20_Emphasis"><text:span text:style-name="T27">he system </text:span></text:span><text:span text:style-name="Strong_20_Emphasis"><text:span text:style-name="T31">at time t</text:span></text:span><text:span text:style-name="Strong_20_Emphasis"><text:span text:style-name="T27"> is not the target. We don‘t ask how much we know about the source variables in total </text:span></text:span><text:span text:style-name="Strong_20_Emphasis"><text:span text:style-name="T31">when</text:span></text:span><text:span text:style-name="Strong_20_Emphasis"><text:span text:style-name="T27"> looking only at one of them. We need to ask how much do we know about the target – here being the system stat</text:span></text:span><text:span text:style-name="Strong_20_Emphasis"><text:span text:style-name="T30">e</text:span></text:span><text:span text:style-name="Strong_20_Emphasis"><text:span text:style-name="T27"> </text:span></text:span><text:span text:style-name="Strong_20_Emphasis"><text:span text:style-name="T29">(more specifically, the state of </text:span></text:span><text:span text:style-name="Strong_20_Emphasis"><text:span text:style-name="T30">the single</text:span></text:span><text:span text:style-name="Strong_20_Emphasis"><text:span text:style-name="T29"> components </text:span></text:span><text:span text:style-name="Strong_20_Emphasis"><text:span text:style-name="T30">plus the system state as a whole</text:span></text:span><text:span text:style-name="Strong_20_Emphasis"><text:span text:style-name="T29">)</text:span></text:span><text:span text:style-name="Strong_20_Emphasis"><text:span text:style-name="T27"> </text:span></text:span><text:span text:style-name="Strong_20_Emphasis"><text:span text:style-name="T31">one </text:span></text:span><text:span text:style-name="Strong_20_Emphasis"><text:span text:style-name="T27">time-step ahead</text:span></text:span><text:span text:style-name="Strong_20_Emphasis"><text:span text:style-name="T29"> </text:span></text:span><text:span text:style-name="Strong_20_Emphasis"><text:span text:style-name="T27">– </text:span></text:span><text:span text:style-name="Strong_20_Emphasis"><text:span text:style-name="T28">if we look at only one source vs. all of them. </text:span></text:span><text:span text:style-name="Strong_20_Emphasis"><text:span text:style-name="T29">There is no a priori reason to think that </text:span></text:span><text:span text:style-name="Strong_20_Emphasis"><text:span text:style-name="T30">in </text:span></text:span><text:span text:style-name="Strong_20_Emphasis"><text:span text:style-name="T29">an inhomogenous </text:span></text:span><text:span text:style-name="Strong_20_Emphasis"><text:span text:style-name="T30">network, the information we gain by looking at all components at time t about the single components plus all components taken together at t+1 will differ from the one in a homogenous network. We lack a macro variable/coarse graining here </text:span></text:span><text:span text:style-name="Strong_20_Emphasis"><text:span text:style-name="T31">which could help us compare: it is</text:span></text:span><text:span text:style-name="Strong_20_Emphasis"><text:span text:style-name="T30"> a function of the single components and thus, by examining what variables </text:span></text:span><text:span text:style-name="Strong_20_Emphasis"><text:span text:style-name="T31">we need to know to determine the</text:span></text:span><text:span text:style-name="Strong_20_Emphasis"><text:span text:style-name="T30"> outcome of the function, </text:span></text:span><text:span text:style-name="Strong_20_Emphasis"><text:span text:style-name="T31">we‘d be able to find out whether that differs among architectures. </text:span></text:span></text:p>
                    </text:list-item>
                    <text:list-item>
                      <text:p text:style-name="P23"><text:span text:style-name="Strong_20_Emphasis"><text:span text:style-name="T31">The single nodes in the network are only functions of a few other nodes, and not a function of the entire network. Implicitly, they are a function of the entire network. In both cases – the homogenous vs. inhomogenous architecture – we will need to know all the values of all nodes to get the value of the node we‘re currently looking at. In the homogenous architecture, we might add up values that are more similar to each other, but we still need to add them – we can‘t leave any one of them out, otherwise the outcome of the node in question would change.</text:span></text:span></text:p>
                    </text:list-item>
                    <text:list-item>
                      <text:p text:style-name="P23"><text:span text:style-name="Strong_20_Emphasis"><text:span text:style-name="T28">The self-information of the system should be higher in inhomogenous vs. homogenous networks.</text:span></text:span></text:p>
                    </text:list-item>
                    <text:list-item>
                      <text:p text:style-name="P23"><text:span text:style-name="Strong_20_Emphasis"><text:span text:style-name="T25">If a system has emergent features, it will have higher synergistic information </text:span></text:span><text:span text:style-name="Strong_20_Emphasis"><text:span text:style-name="T26">and vice versa.</text:span></text:span><text:span text:style-name="Strong_20_Emphasis"><text:span text:style-name="T25"> </text:span></text:span></text:p>
                    </text:list-item>
                  </text:list>
                </text:list-item>
              </text:list>
            </text:list-item>
          </text:list>
        </text:list-item>
      </text:list>
      <text:list xml:id="list4049881628" text:style-name="L6">
        <text:list-item>
          <text:p text:style-name="P26"><text:span text:style-name="Strong_20_Emphasis"><text:span text:style-name="T63">Control condition</text:span></text:span><text:span text:style-name="Strong_20_Emphasis"><text:span text:style-name="T62">: </text:span></text:span><text:span text:style-name="Strong_20_Emphasis"><text:span text:style-name="T63">For synergy capacity, w</text:span></text:span><text:span text:style-name="Strong_20_Emphasis"><text:span text:style-name="T62">e should see no differences between different degrees of segregation &amp; differentiation – checking that is part of the validation!</text:span></text:span></text:p>
        </text:list-item>
      </text:list>
      <text:p text:style-name="P5"><text:span text:style-name="Strong_20_Emphasis"><text:span text:style-name="T17"/></text:span></text:p>
      <text:list xml:id="list130333207450669" text:continue-list="list130333382306052" text:style-name="L1">
        <text:list-item>
          <text:p text:style-name="P24"><text:span text:style-name="Default_20_Paragraph_20_Font"><text:span text:style-name="T8">The interpretation of redundant, synergistic, unique information depends on the redundancy function used. Interpretations may vary substantially! (E. g., one allows for misinformation while another doesn’t.) </text:span></text:span><text:span text:style-name="Default_20_Paragraph_20_Font"><text:span text:style-name="T9">And should be discussed carefully. </text:span></text:span></text:p>
        </text:list-item>
      </text:list>
      <text:p text:style-name="P7"><text:span text:style-name="Strong_20_Emphasis"><text:span text:style-name="T42"/></text:span></text:p>
      <text:p text:style-name="P12"><text:span text:style-name="Strong_20_Emphasis"><text:span text:style-name="T92">Creating macro variables as simple (non)linear functions of the micro</text:span></text:span></text:p>
      <text:list xml:id="list3444512776" text:style-name="L5">
        <text:list-item>
          <text:p text:style-name="P9"><text:span text:style-name="Strong_20_Emphasis"><text:span text:style-name="T73">What I first thought: </text:span></text:span><text:span text:style-name="Strong_20_Emphasis"><text:span text:style-name="T70">If we construct a macro variable as, e. g., the addition of the single components, we shouldn‘t see differences in the emergence measures for the underlying architectures with differing degrees of segregation/differentiation → in a simple function as addition, the micro variables can not be projected onto a lower dimensional space. </text:span></text:span><text:span text:style-name="Strong_20_Emphasis"><text:span text:style-name="T71">It must be possible to compress the </text:span></text:span><text:span text:style-name="Strong_20_Emphasis"><text:span text:style-name="T70">micro variables <text:s/>into a set of only a few variables such that they retain </text:span></text:span><text:span text:style-name="Strong_20_Emphasis"><text:span text:style-name="T71">some</text:span></text:span><text:span text:style-name="Strong_20_Emphasis"><text:span text:style-name="T70"> informativeness </text:span></text:span><text:span text:style-name="Strong_20_Emphasis"><text:span text:style-name="T71">about a macro variable, and we can check to what degree there is redundancy vs. synergy.</text:span></text:span><text:span text:style-name="Strong_20_Emphasis"><text:span text:style-name="T70"> </text:span></text:span><text:span text:style-name="Strong_20_Emphasis"><text:span text:style-name="T72">Logic gates are very suitable for testing that.</text:span></text:span></text:p>
        </text:list-item>
      </text:list>
      <text:p text:style-name="P8"><text:span text:style-name="Strong_20_Emphasis"><text:span text:style-name="T72"/></text:span></text:p>
      <text:list xml:id="list130332636897914" text:continue-numbering="true" text:style-name="L5">
        <text:list-header>
          <text:p text:style-name="P15"><text:span text:style-name="Strong_20_Emphasis"><text:span text:style-name="T73">It </text:span></text:span><text:span text:style-name="Strong_20_Emphasis"><text:span text:style-name="T74">wouldn‘t make sense that there is variation depending on couplings &amp; noise correlations </text:span></text:span><text:span text:style-name="Strong_20_Emphasis"><text:span text:style-name="T73">in the case that the macro is a sum of the micro.</text:span></text:span><text:span text:style-name="Strong_20_Emphasis"><text:span text:style-name="T74"> </text:span></text:span><text:span text:style-name="Strong_20_Emphasis"><text:span text:style-name="T73">For each coupling and noise correlations</text:span></text:span><text:span text:style-name="Strong_20_Emphasis"><text:span text:style-name="T74">, we should similarly rely on considering all elements together – or can synergistic capacity somehow capture the fact that we might come up with a simpler description of the function in case the inputs are similar (e. g., multiply inputs as opposed to adding them, if they are similar)? But if so, then we should also see variety depending on both the noise correlations and the couplings – but we only see variation in the noise correlations.</text:span></text:span></text:p>
          <text:list>
            <text:list-item>
              <text:p text:style-name="P15"><text:span text:style-name="Strong_20_Emphasis"><text:span text:style-name="T75">I had some false reasoning behind it – </text:span></text:span><text:span text:style-name="Strong_20_Emphasis"><text:span text:style-name="T83">we should see variation in synergistic capacity</text:span></text:span><text:span text:style-name="Strong_20_Emphasis"><text:span text:style-name="T75">: </text:span></text:span></text:p>
              <text:list>
                <text:list-item>
                  <text:p text:style-name="P15"><text:span text:style-name="Strong_20_Emphasis"><text:span text:style-name="T73">First, i</text:span></text:span><text:span text:style-name="Strong_20_Emphasis"><text:span text:style-name="T76">s </text:span></text:span><text:span text:style-name="Strong_20_Emphasis"><text:span text:style-name="T74">the sum <text:s/>of some microscopic elements</text:span></text:span><text:span text:style-name="Strong_20_Emphasis"><text:span text:style-name="T76"> some form of „dimensionality reduction“? </text:span></text:span><text:span text:style-name="Strong_20_Emphasis"><text:span text:style-name="T74">Yes, why not? </text:span></text:span></text:p>
                </text:list-item>
                <text:list-item>
                  <text:p text:style-name="P15"><text:span text:style-name="Strong_20_Emphasis"><text:span text:style-name="T73">Second, </text:span></text:span><text:span text:style-name="Strong_20_Emphasis"><text:span text:style-name="T77">in a highly redundant system, </text:span></text:span><text:span text:style-name="Strong_20_Emphasis"><text:span text:style-name="T75">there will be little uniquely synergistic info </text:span></text:span><text:span text:style-name="Strong_20_Emphasis"><text:span text:style-name="T77">given by</text:span></text:span><text:span text:style-name="Strong_20_Emphasis"><text:span text:style-name="T75"> the whole w. r. t. a macro variable, because we already know quite a lot about the macro when looking at only one particular micro variable – if the micro variables </text:span></text:span><text:span text:style-name="Strong_20_Emphasis"><text:span text:style-name="T77">are very redundant, then there might be as much info between the macro and micro variable 1 as between the macro and micro variables 1 and 2 taken together.</text:span></text:span><text:span text:style-name="Strong_20_Emphasis"><text:span text:style-name="T75"> </text:span></text:span><text:span text:style-name="Strong_20_Emphasis"><text:span text:style-name="T77">In redundant systems, MI between the macro and different sets of the micro shouldn‘t change a lot. </text:span></text:span></text:p>
                </text:list-item>
                <text:list-item>
                  <text:p text:style-name="P15"><text:span text:style-name="Strong_20_Emphasis"><text:span text:style-name="T85">But, a</text:span></text:span><text:span text:style-name="Strong_20_Emphasis"><text:span text:style-name="T84">ccording to Adam: We should see variation w. r. t. the noise correlation, but not the network architecture</text:span></text:span><text:span text:style-name="Strong_20_Emphasis"><text:span text:style-name="T78">. The coupling factor (A * X_t) is deterministic, and the noise term is stochastic, so redundancy shouldn‘t increase with more homogenous architectures, but should increase with higher noise correlations.</text:span></text:span></text:p>
                </text:list-item>
              </text:list>
              <text:p text:style-name="P15"><text:span text:style-name="Strong_20_Emphasis"><text:span text:style-name="T78"/></text:span></text:p>
              <text:list text:continue-numbering="true">
                <text:list-header>
                  <text:p text:style-name="P15"><text:span text:style-name="Strong_20_Emphasis"><text:span text:style-name="T79">Let‘s say two time-series arise completely deterministically of each other. Then we couldn‘t calculate I(X_t; X_t-1). We can only do so, if there are probability distributions associated </text:span></text:span><text:soft-page-break/><text:span text:style-name="Strong_20_Emphasis"><text:span text:style-name="T79">with each time-step. We obtain these by having the error terms which drive the entropy at each time-step. The coupling factor introduces no entropy, its contribution is completely deterministic (the value from the previous time-step incorporates a stochastic noise term though). </text:span></text:span><text:span text:style-name="Strong_20_Emphasis"><text:span text:style-name="T80">The MI between X_t and X_t-1 can‘t be driven by the coupling factor, because it does not drive variation in X_t and X_t-1, only the error term does so. </text:span></text:span></text:p>
                  <text:list>
                    <text:list-item>
                      <text:p text:style-name="P15"><text:span text:style-name="Strong_20_Emphasis"><text:span text:style-name="T78">I still don‘t understand this – in a fully connected network, also the coupling factor should contribute to higher correlations among the time-series.</text:span></text:span></text:p>
                    </text:list-item>
                  </text:list>
                  <text:p text:style-name="P15"><text:span text:style-name="Strong_20_Emphasis"><text:span text:style-name="T80"/></text:span></text:p>
                  <text:list text:continue-numbering="true">
                    <text:list-header>
                      <text:p text:style-name="P15"><text:span text:style-name="Strong_20_Emphasis"><text:span text:style-name="T80">For Gaussians, one can take a time-series and its shifted version – the MI between the two time-series will be equal to </text:span></text:span><text:span text:style-name="Strong_20_Emphasis"><text:span text:style-name="T79">I(X_t; X_t-1) </text:span></text:span><text:span text:style-name="Strong_20_Emphasis"><text:span text:style-name="T81">for any t</text:span></text:span><text:span text:style-name="Strong_20_Emphasis"><text:span text:style-name="T79">. </text:span></text:span><text:span text:style-name="Strong_20_Emphasis"><text:span text:style-name="T80">And if I calculate the MI for two time-series, then it should be higher for fully connected models.</text:span></text:span></text:p>
                    </text:list-header>
                  </text:list>
                </text:list-header>
              </text:list>
            </text:list-item>
          </text:list>
        </text:list-header>
      </text:list>
      <text:p text:style-name="P16"><text:span text:style-name="Strong_20_Emphasis"><text:span text:style-name="T80"/></text:span></text:p>
      <text:list xml:id="list130334333036467" text:continue-numbering="true" text:style-name="L5">
        <text:list-item>
          <text:list>
            <text:list-item>
              <text:list>
                <text:list-item>
                  <text:list>
                    <text:list-header>
                      <text:p text:style-name="P15"><text:span text:style-name="Strong_20_Emphasis"><text:span text:style-name="T82">I also don‘t know what this has to do with determinism vs. stochasticity – two fully deterministic time-series can also have MI/be correlated.</text:span></text:span></text:p>
                    </text:list-header>
                  </text:list>
                  <text:p text:style-name="P15"><text:span text:style-name="Strong_20_Emphasis"><text:span text:style-name="T80"/></text:span></text:p>
                  <text:list text:continue-numbering="true">
                    <text:list-header>
                      <text:p text:style-name="P15"><text:span text:style-name="Strong_20_Emphasis"><text:span text:style-name="T82">Also: Following this argument, we shouldn‘t see any differences in the 2-node networks (same architecture, different connection strengths), but we do (the higher the coupling the more synergistic capacity). The coupling factor here is as deterministic as in the 8-node network. Also, we see differences for the redundancy-based measures. </text:span></text:span></text:p>
                    </text:list-header>
                  </text:list>
                </text:list-item>
              </text:list>
            </text:list-item>
          </text:list>
        </text:list-item>
        <text:list-item>
          <text:p text:style-name="P10"><text:span text:style-name="Strong_20_Emphasis"><text:span text:style-name="T43">Synergy: In a system with random elements, we wouldn‘t be able to come up with meaningful macro variables, and so when testing it for emergence, we should get a null result.</text:span></text:span></text:p>
        </text:list-item>
        <text:list-item>
          <text:p text:style-name="P43"><text:span text:style-name="Strong_20_Emphasis"><text:span text:style-name="T64">We would need to check the following conditions</text:span></text:span><text:span text:style-name="Strong_20_Emphasis"><text:span text:style-name="T47">: </text:span></text:span></text:p>
          <text:list>
            <text:list-item>
              <text:p text:style-name="P43"><text:span text:style-name="Strong_20_Emphasis"><text:span text:style-name="T65">Control (zero emergence)</text:span></text:span><text:span text:style-name="Strong_20_Emphasis"><text:span text:style-name="T48">: </text:span></text:span><text:span text:style-name="Strong_20_Emphasis"><text:span text:style-name="T47">Random time-series, but meaningful macro variable (if that‘s possible to create?)</text:span></text:span></text:p>
            </text:list-item>
            <text:list-item>
              <text:p text:style-name="P40"><text:span text:style-name="Strong_20_Emphasis"><text:span text:style-name="T65">Control (zero emergence, zero difference between networks)</text:span></text:span><text:span text:style-name="Strong_20_Emphasis"><text:span text:style-name="T48">: </text:span></text:span><text:span text:style-name="Strong_20_Emphasis"><text:span text:style-name="T47">Non-random time-series (with differing degrees of segregation/differentiation), but </text:span></text:span><text:span text:style-name="Strong_20_Emphasis"><text:span text:style-name="T48">meaningless</text:span></text:span><text:span text:style-name="Strong_20_Emphasis"><text:span text:style-name="T47"> macro variable (including both the ones that are functions of the micro where all micro is needed, and the ones that </text:span></text:span><text:span text:style-name="Strong_20_Emphasis"><text:span text:style-name="T48">are completely random</text:span></text:span><text:span text:style-name="Strong_20_Emphasis"><text:span text:style-name="T47">)</text:span></text:span></text:p>
            </text:list-item>
            <text:list-item>
              <text:p text:style-name="P41"><text:span text:style-name="Strong_20_Emphasis"><text:span text:style-name="T65">What we are looking for (some emergence, with differences between networks)</text:span></text:span><text:span text:style-name="Strong_20_Emphasis"><text:span text:style-name="T48">: Non-random time-series, and meaningful macro variable (which is a</text:span></text:span><text:span text:style-name="Strong_20_Emphasis"><text:span text:style-name="T47"> dimensionality reduction of the micro </text:span></text:span><text:span text:style-name="Strong_20_Emphasis"><text:span text:style-name="T48">in some form and</text:span></text:span><text:span text:style-name="Strong_20_Emphasis"><text:span text:style-name="T47"> </text:span></text:span><text:span text:style-name="Strong_20_Emphasis"><text:span text:style-name="T48">to some extent)</text:span></text:span></text:p>
            </text:list-item>
          </text:list>
        </text:list-item>
        <text:list-item>
          <text:p text:style-name="P30"><text:span text:style-name="Strong_20_Emphasis"><text:span text:style-name="T45">D</text:span></text:span><text:span text:style-name="Strong_20_Emphasis"><text:span text:style-name="T44">oes </text:span></text:span><text:span text:style-name="Strong_20_Emphasis"><text:span text:style-name="T46">Reconciling Emergences</text:span></text:span><text:span text:style-name="Strong_20_Emphasis"><text:span text:style-name="T44"> paper have control conditions? (E. g., checking </text:span></text:span><text:span text:style-name="Strong_20_Emphasis"><text:span text:style-name="T46">causal emergence</text:span></text:span><text:span text:style-name="Strong_20_Emphasis"><text:span text:style-name="T44"> for completely random time-series </text:span></text:span><text:span text:style-name="Strong_20_Emphasis"><text:span text:style-name="T46">&amp; macro variables</text:span></text:span><text:span text:style-name="Strong_20_Emphasis"><text:span text:style-name="T44">?)</text:span></text:span></text:p>
        </text:list-item>
      </text:list>
      <text:p text:style-name="P38"><text:span text:style-name="Strong_20_Emphasis"><text:span text:style-name="T17"/></text:span></text:p>
      <text:p text:style-name="P38"><text:span text:style-name="Strong_20_Emphasis"><text:span text:style-name="T17"/></text:span></text:p>
      <text:p text:style-name="P44"><text:span text:style-name="Strong_20_Emphasis"><text:span text:style-name="T66">Testing conditions</text:span></text:span><text:span text:style-name="Strong_20_Emphasis"><text:span text:style-name="T52">:</text:span></text:span></text:p>
      <text:list xml:id="list733268933" text:style-name="L10">
        <text:list-item>
          <text:p text:style-name="P28"><text:span text:style-name="Strong_20_Emphasis"><text:span text:style-name="T66">For measures with no candidate macro variable</text:span></text:span><text:span text:style-name="Strong_20_Emphasis"><text:span text:style-name="T52"> (</text:span></text:span><text:span text:style-name="Strong_20_Emphasis"><text:span text:style-name="T53">synergy capacity</text:span></text:span><text:span text:style-name="Strong_20_Emphasis"><text:span text:style-name="T52">):</text:span></text:span></text:p>
          <text:list>
            <text:list-item>
              <text:p text:style-name="P28"><text:span text:style-name="Strong_20_Emphasis"><text:span text:style-name="T54">We should see no differences between different degrees of segregation &amp; differentiation – checking that is part of the validation!</text:span></text:span></text:p>
            </text:list-item>
            <text:list-item>
              <text:p text:style-name="P29"><text:span text:style-name="Strong_20_Emphasis"><text:span text:style-name="T55">We should see no patterns when using random time-series</text:span></text:span></text:p>
            </text:list-item>
          </text:list>
        </text:list-item>
        <text:list-item>
          <text:p text:style-name="P45"><text:span text:style-name="Strong_20_Emphasis"><text:span text:style-name="T50">For measures w</text:span></text:span><text:span text:style-name="Strong_20_Emphasis"><text:span text:style-name="T52">ith candidate macro variables</text:span></text:span><text:span text:style-name="Strong_20_Emphasis"><text:span text:style-name="T52"> (</text:span></text:span><text:span text:style-name="Strong_20_Emphasis"><text:span text:style-name="T52">synergy capacity, dynamical independence, G-emergence)</text:span></text:span><text:span text:style-name="Strong_20_Emphasis"><text:span text:style-name="T50">: </text:span></text:span></text:p>
          <text:list>
            <text:list-item>
              <text:p text:style-name="P45"><text:span text:style-name="Strong_20_Emphasis"><text:span text:style-name="T66">Control (zero emergence)</text:span></text:span><text:span text:style-name="Strong_20_Emphasis"><text:span text:style-name="T52">: </text:span></text:span><text:span text:style-name="Strong_20_Emphasis"><text:span text:style-name="T50">Random time-series, but meaningful macro variable (if that‘s possible to create?)</text:span></text:span></text:p>
            </text:list-item>
            <text:list-item>
              <text:p text:style-name="P42"><text:span text:style-name="Strong_20_Emphasis"><text:span text:style-name="T66">Control (zero emergence, zero difference between networks)</text:span></text:span><text:span text:style-name="Strong_20_Emphasis"><text:span text:style-name="T52">: </text:span></text:span><text:span text:style-name="Strong_20_Emphasis"><text:span text:style-name="T50">Non-random time-series (with differing degrees of segregation/differentiation), but </text:span></text:span><text:span text:style-name="Strong_20_Emphasis"><text:span text:style-name="T52">meaningless</text:span></text:span><text:span text:style-name="Strong_20_Emphasis"><text:span text:style-name="T50"> macro variable (including both the ones that are functions of the micro where all micro is needed, and the ones that </text:span></text:span><text:span text:style-name="Strong_20_Emphasis"><text:span text:style-name="T52">are completely random</text:span></text:span><text:span text:style-name="Strong_20_Emphasis"><text:span text:style-name="T50">)</text:span></text:span></text:p>
            </text:list-item>
            <text:list-item>
              <text:p text:style-name="P42"><text:span text:style-name="Strong_20_Emphasis"><text:span text:style-name="T66">What we are looking for (some emergence, with differences between networks)</text:span></text:span><text:span text:style-name="Strong_20_Emphasis"><text:span text:style-name="T52">: Non-random time-series, and meaningful macro variable (which is a</text:span></text:span><text:span text:style-name="Strong_20_Emphasis"><text:span text:style-name="T50"> dimensionality reduction of the micro </text:span></text:span><text:span text:style-name="Strong_20_Emphasis"><text:span text:style-name="T52">in some form and</text:span></text:span><text:span text:style-name="Strong_20_Emphasis"><text:span text:style-name="T50"> </text:span></text:span><text:span text:style-name="Strong_20_Emphasis"><text:span text:style-name="T52">to some extent)</text:span></text:span></text:p>
            </text:list-item>
          </text:list>
        </text:list-item>
      </text:list>
      <text:p text:style-name="P39"><text:span text:style-name="Strong_20_Emphasis"><text:span text:style-name="T46"/></text:span></text:p>
      <text:p text:style-name="P39"><text:span text:style-name="Strong_20_Emphasis"><text:span text:style-name="T46"/></text:span></text:p>
      <text:p text:style-name="P27"><text:span text:style-name="Strong_20_Emphasis"><text:span text:style-name="T58">R</text:span></text:span><text:span text:style-name="Strong_20_Emphasis"><text:span text:style-name="T59">emaining questions/</text:span></text:span><text:span text:style-name="Strong_20_Emphasis"><text:span text:style-name="T60">discussion points</text:span></text:span></text:p>
      <text:list xml:id="list130333795847990" text:continue-list="list130333207450669" text:style-name="L1">
        <text:list-item>
          <text:p text:style-name="P35"><text:span text:style-name="T15">W</text:span><text:span text:style-name="T4">hy should redundant info NOT vary for different architectures (see above)?</text:span></text:p>
          <text:list>
            <text:list-item>
              <text:p text:style-name="P36"><text:span text:style-name="T4">And why should we see variation, if we took only half of the variables in the sum for practical synergistic capacity?</text:span></text:p>
            </text:list-item>
          </text:list>
        </text:list-item>
        <text:list-item>
          <text:p text:style-name="P31"><text:span text:style-name="T13">Normalization</text:span><text:span text:style-name="T15">: </text:span><text:span text:style-name="T16">Adam's paper from 2011: normalization has been done with total afferent connections to each element. </text:span><text:span text:style-name="T15">In Pedro’s paper</text:span><text:span text:style-name="T16">, the normalization is given by a spectral radius below 1 --&gt; This might cause differences in how the networks compare in Adam's vs. Pedro's paper →</text:span><text:span text:style-name="T15"> check normalizations.</text:span></text:p>
          <text:list>
            <text:list-item>
              <text:p text:style-name="P32">Research on spectral radius:</text:p>
              <text:list>
                <text:list-item>
                  <text:p text:style-name="P31"><text:soft-page-break/>If the spectral radius is over 1, measures are not well defined.</text:p>
                </text:list-item>
                <text:list-item>
                  <text:p text:style-name="P31">Spectral radius = 1 --&gt; "unit route process" (unit refers to length 1, and "route" is a synonym for "solution")</text:p>
                </text:list-item>
              </text:list>
            </text:list-item>
            <text:list-item>
              <text:p text:style-name="P37"><text:span text:style-name="Strong_20_Emphasis"><text:span text:style-name="T17">Unidirectional ring: connections need to be strong in order satis</text:span></text:span><text:span text:style-name="Strong_20_Emphasis"><text:span text:style-name="T18">f</text:span></text:span><text:span text:style-name="Strong_20_Emphasis"><text:span text:style-name="T17">y the normalization --&gt; check that.</text:span></text:span></text:p>
            </text:list-item>
          </text:list>
        </text:list-item>
      </text:list>
      <text:list xml:id="list1343584847" text:style-name="L8">
        <text:list-item>
          <text:p text:style-name="P34">TDMI </text:p>
          <text:list>
            <text:list-item>
              <text:p text:style-name="P33"><text:span text:style-name="T91">G</text:span>ets low for white noise.</text:p>
            </text:list-item>
            <text:list-item>
              <text:p text:style-name="P33">Decompose TDMI into information atoms? </text:p>
            </text:list-item>
          </text:list>
        </text:list-item>
      </text:list>
      <text:list xml:id="list1740629184" text:style-name="L9">
        <text:list-item>
          <text:p text:style-name="P11"><text:span text:style-name="Strong_20_Emphasis"><text:span text:style-name="T41">C</text:span></text:span><text:span text:style-name="Strong_20_Emphasis"><text:span text:style-name="T39">ommunity structure in MVARs?</text:span></text:span></text:p>
        </text:list-item>
        <text:list-item>
          <text:p text:style-name="P11"><text:span text:style-name="Strong_20_Emphasis"><text:span text:style-name="T61">Going macro</text:span></text:span><text:span text:style-name="Strong_20_Emphasis"><text:span text:style-name="T42">:</text:span></text:span></text:p>
          <text:list>
            <text:list-item>
              <text:p text:style-name="P11"><text:span text:style-name="Strong_20_Emphasis"><text:span text:style-name="T42">Calculate emergence/complexity measures on macro variables („information dynamics“ of macro variables might differ from the one of micro variables)</text:span></text:span></text:p>
            </text:list-item>
            <text:list-item>
              <text:p text:style-name="P14"><text:span text:style-name="Strong_20_Emphasis"><text:span text:style-name="T42">Adam‘s suggestion: Decompose information on macro level – but why? What would we gain, if we use multiple macro variables as sources and look the info they have about a target macro variable?</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2:34:01.476424531</meta:creation-date>
    <dc:date>2021-07-28T13:03:32.128628588</dc:date>
    <meta:editing-duration>PT4H54M1S</meta:editing-duration>
    <meta:editing-cycles>15</meta:editing-cycles>
    <meta:generator>LibreOffice/6.4.7.2$Linux_X86_64 LibreOffice_project/40$Build-2</meta:generator>
    <meta:document-statistic meta:table-count="0" meta:image-count="0" meta:object-count="0" meta:page-count="4" meta:paragraph-count="75" meta:word-count="2221" meta:character-count="13595" meta:non-whitespace-character-count="11484"/>
  </office:meta>
</office:document-meta>
</file>